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2000005B00001089000005CAD9B0186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Front_20_background">
      <style:graphic-properties draw:textarea-horizontal-align="justify" draw:textarea-vertical-align="middle" draw:auto-grow-height="false"/>
    </style:style>
    <style:style style:name="gr2" style:family="graphic" style:parent-style-name="Literal">
      <style:graphic-properties draw:textarea-horizontal-align="center" draw:textarea-vertical-align="middle" draw:auto-grow-height="true" draw:auto-grow-width="false" fo:min-height="3.399cm" fo:min-width="0cm"/>
    </style:style>
    <style:style style:name="gr3" style:family="graphic" style:parent-style-name="Stroke_20_count">
      <style:graphic-properties draw:textarea-horizontal-align="center" draw:textarea-vertical-align="middle" draw:auto-grow-height="true" draw:auto-grow-width="false" fo:min-height="0.788cm" fo:min-width="0cm"/>
    </style:style>
    <style:style style:name="gr4" style:family="graphic" style:parent-style-name="Grade">
      <style:graphic-properties draw:textarea-horizontal-align="center" draw:textarea-vertical-align="middle" draw:auto-grow-height="true" draw:auto-grow-width="false" fo:min-height="0.788cm" fo:min-width="0cm"/>
    </style:style>
    <style:style style:name="gr5" style:family="graphic" style:parent-style-name="Back_20_background">
      <style:graphic-properties draw:textarea-horizontal-align="justify" draw:textarea-vertical-align="middle" draw:auto-grow-height="false"/>
    </style:style>
    <style:style style:name="gr6" style:family="graphic" style:parent-style-name="English">
      <style:graphic-properties fo:min-height="0.945cm" fo:min-width="9.206cm"/>
    </style:style>
    <style:style style:name="gr7" style:family="graphic" style:parent-style-name="Meaning">
      <style:graphic-properties fo:min-height="0.709cm" fo:min-width="9.206cm"/>
    </style:style>
    <style:style style:name="gr8" style:family="graphic" style:parent-style-name="Onyomi">
      <style:graphic-properties fo:min-height="0.71cm" fo:min-width="9.206cm"/>
    </style:style>
    <style:style style:name="gr9" style:family="graphic" style:parent-style-name="Example">
      <style:graphic-properties fo:min-height="0.899cm" fo:min-width="9.206cm"/>
    </style:style>
    <style:style style:name="gr10" style:family="graphic" style:parent-style-name="Kunyomi">
      <style:graphic-properties fo:min-height="0.709cm" fo:min-width="9.206cm"/>
    </style:style>
    <style:style style:name="gr11" style:family="graphic" style:parent-style-name="Meaning">
      <style:graphic-properties fo:min-height="0.709cm" fo:min-width="9.206cm"/>
    </style:style>
    <style:style style:name="gr12" style:family="graphic" style:parent-style-name="Kunyomi">
      <style:graphic-properties fo:min-height="0.709cm" fo:min-width="9.206cm"/>
    </style:style>
    <style:style style:name="gr13" style:family="graphic" style:parent-style-name="Literal">
      <style:graphic-properties draw:textarea-horizontal-align="center" draw:textarea-vertical-align="middle" draw:auto-grow-height="true" draw:auto-grow-width="false" fo:min-height="3.399cm" fo:min-width="0cm"/>
    </style:style>
    <style:style style:name="gr14" style:family="graphic" style:parent-style-name="Stroke_20_count">
      <style:graphic-properties draw:textarea-horizontal-align="center" draw:textarea-vertical-align="middle" draw:auto-grow-height="true" draw:auto-grow-width="false" fo:min-height="0.788cm" fo:min-width="0cm"/>
    </style:style>
    <style:style style:name="gr15" style:family="graphic" style:parent-style-name="Grade">
      <style:graphic-properties draw:textarea-horizontal-align="center" draw:textarea-vertical-align="middle" draw:auto-grow-height="true" draw:auto-grow-width="false" fo:min-height="0.788cm" fo:min-width="0cm"/>
    </style:style>
    <style:style style:name="gr16" style:family="graphic" style:parent-style-name="English">
      <style:graphic-properties fo:min-height="0.945cm" fo:min-width="9.206cm"/>
    </style:style>
    <style:style style:name="gr17" style:family="graphic" style:parent-style-name="Onyomi">
      <style:graphic-properties fo:min-height="0.71cm" fo:min-width="9.206cm"/>
    </style:style>
    <style:style style:name="gr18" style:family="graphic" style:parent-style-name="Example">
      <style:graphic-properties fo:min-height="0.899cm" fo:min-width="9.206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fo:min-height="11.478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2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雨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1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円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1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一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1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右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1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王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1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音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1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花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1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貝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1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下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1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火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1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学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1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気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1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CIRCL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yen - round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エ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円高 (えんだか) - high-valued yen</text:p>
              <text:p text:style-name="P1">円安 (えんやす) - cheap yen</text:p>
              <text:p text:style-name="P1">円相場 (えんそうば) - yen exchange rat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まる.い　まる　まど　まど.か　…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RAIN</text:p>
            </draw:text-box>
            <svg:title>english</svg:title>
          </draw:frame>
          <draw:frame draw:style-name="gr11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大雨 (おおあめ) - heavy rain</text:p>
              <text:p text:style-name="P1">梅雨 (つゆ) - rainy season</text:p>
              <text:p text:style-name="P1">雨水 (あまみず) - rain water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あめ　あま-　-さめ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RIGHT</text:p>
            </draw:text-box>
            <svg:title>english</svg:title>
          </draw:frame>
          <draw:frame draw:style-name="gr11" draw:text-style-name="P1" draw:layer="layout" svg:width="9.206cm" svg:height="0.937cm" svg:x="1.317cm" svg:y="2.329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ウ　ユ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左右 (さう) - left and right</text:p>
              <text:p text:style-name="P1">右翼 (うよく) - right-wing</text:p>
              <text:p text:style-name="P1">右派 (うは) - right wing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みぎ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ON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one radical (no.1)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イチ　イツ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一方 (いっぽう) - one (esp. of two)</text:p>
              <text:p text:style-name="P1">一つ (ひとつ) - one</text:p>
              <text:p text:style-name="P1">一部 (いちぶ) - one part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ひと-　ひと.つ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OUND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nois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オン　イン　-ノ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音楽 (おんがく) - music</text:p>
              <text:p text:style-name="P1">本音 (ほんね) - real intention</text:p>
              <text:p text:style-name="P1">騒音 (そうおん) - nois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おと　ね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KING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rule - magnat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オウ　-ノ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国王 (こくおう) - king</text:p>
              <text:p text:style-name="P1">女王 (じょおう) - queen</text:p>
              <text:p text:style-name="P1">王将 (おうしょう) - king</text:p>
            </draw:text-box>
            <svg:title>examples</svg:title>
          </draw:frame>
          <draw:frame draw:style-name="gr12" draw:text-style-name="P1" draw:layer="layout" svg:width="9.206cm" svg:height="0.937cm" svg:x="11.113cm" svg:y="11.823cm">
            <draw:text-box>
              <text:p/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HELLFISH</text:p>
            </draw:text-box>
            <svg:title>english</svg:title>
          </draw:frame>
          <draw:frame draw:style-name="gr11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バ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貝塚 (かいずか) - shell heap</text:p>
              <text:p text:style-name="P1">貝殻 (かいがら) - shell</text:p>
              <text:p text:style-name="P1">巻き貝 (まきがい) - snail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かい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FLOWER</text:p>
            </draw:text-box>
            <svg:title>english</svg:title>
          </draw:frame>
          <draw:frame draw:style-name="gr11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カ　ケ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花火 (はなび) - fireworks</text:p>
              <text:p text:style-name="P1">開花 (かいか) - flowers budding</text:p>
              <text:p text:style-name="P1">花園 (かえん) - flower garden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はな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FIRE</text:p>
            </draw:text-box>
            <svg:title>english</svg:title>
          </draw:frame>
          <draw:frame draw:style-name="gr11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火山 (かざん) - volcano</text:p>
              <text:p text:style-name="P1">火災 (かさい) - conflagration</text:p>
              <text:p text:style-name="P1">噴火 (ふんか) - eruption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ひ　-び　ほ-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BELOW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down - descend - give - low - inferior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カ　ゲ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以下 (いか) - not exceeding</text:p>
              <text:p text:style-name="P1">低下 (ていか) - fall</text:p>
              <text:p text:style-name="P1">下がる (さがる) - to hang down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した　しも　もと　さ.げる　さ.がる　…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PIRI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mind - air - atmosphere - mood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キ　ケ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景気 (けいき) - condition</text:p>
              <text:p text:style-name="P1">人気 (じんき) - prevailing mood of a locality</text:p>
              <text:p text:style-name="P1">気持ち (きもち) - feeling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いき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STUDY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learning - scienc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ガク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学校 (がっこう) - school</text:p>
              <text:p text:style-name="P1">科学 (かがく) - science</text:p>
              <text:p text:style-name="P1">学ぶ (まなぶ) - to study (in depth)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まな.ぶ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金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1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九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2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1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休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1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玉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1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空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1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月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1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五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1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口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1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犬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1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見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1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校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1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左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1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NINE</text:p>
            </draw:text-box>
            <svg:title>english</svg:title>
          </draw:frame>
          <draw:frame draw:style-name="gr11" draw:text-style-name="P1" draw:layer="layout" svg:width="9.206cm" svg:height="0.937cm" svg:x="1.318cm" svg:y="6.653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キュウ　ク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九月 (くがつ) - September</text:p>
              <text:p text:style-name="P1">北九州 (きたきゅうしゅう) - Kitakyushu (city)</text:p>
              <text:p text:style-name="P1">九つ (ここのつ) - nin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ここの　ここの.つ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GOLD</text:p>
            </draw:text-box>
            <svg:title>english</svg:title>
          </draw:frame>
          <draw:frame draw:style-name="gr11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キン　コン　ゴ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資金 (しきん) - funds</text:p>
              <text:p text:style-name="P1">金融 (きんゆう) - financing</text:p>
              <text:p text:style-name="P1">金利 (きんり) - interest rates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かね　かな-　-がね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JEWEL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ball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ギョク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埼玉 (さいたま) - Saitama (city)</text:p>
              <text:p text:style-name="P1">目玉 (めだま) - eyeball</text:p>
              <text:p text:style-name="P1">替え玉 (かえだま) - substitute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たま　たま-　-だま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REST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day off - retire - sleep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キュ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休日 (きゅうじつ) - holiday</text:p>
              <text:p text:style-name="P1">夏休み (なつやすみ) - summer vacation</text:p>
              <text:p text:style-name="P1">休暇 (きゅうか) - holiday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やす.む　やす.まる　やす.め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MONTH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moon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ゲツ　ガツ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カ月 (かげつ) - months</text:p>
              <text:p text:style-name="P1">四月 (しがつ) - April</text:p>
              <text:p text:style-name="P1">六月 (ろくがつ) - Jun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つき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EMPTY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sky - void - vacant - vacuum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ク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空港 (くうこう) - airport</text:p>
              <text:p text:style-name="P1">航空 (こうくう) - aviation</text:p>
              <text:p text:style-name="P1">空気 (くうき) - air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そら　あ.く　あ.き　あ.ける　から　…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MOUTH</text:p>
            </draw:text-box>
            <svg:title>english</svg:title>
          </draw:frame>
          <draw:frame draw:style-name="gr11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コウ　ク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人口 (じんこう) - population</text:p>
              <text:p text:style-name="P1">窓口 (まどぐち) - ticket window</text:p>
              <text:p text:style-name="P1">口座 (こうざ) - account (e.g., bank)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くち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FIVE</text:p>
            </draw:text-box>
            <svg:title>english</svg:title>
          </draw:frame>
          <draw:frame draw:style-name="gr11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ゴ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五月 (ごがつ) - May</text:p>
              <text:p text:style-name="P1">五輪 (ごりん) - the Olympics</text:p>
              <text:p text:style-name="P1">五分 (ごふん) - five minutes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いつ　いつ.つ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E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hopes - chances - idea - opinion - look at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ケ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見る (みる) - to see</text:p>
              <text:p text:style-name="P1">会見 (かいけん) - interview</text:p>
              <text:p text:style-name="P1">意見 (いけん) - opinion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み.る　み.える　み.せ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DOG</text:p>
            </draw:text-box>
            <svg:title>english</svg:title>
          </draw:frame>
          <draw:frame draw:style-name="gr11" draw:text-style-name="P1" draw:layer="layout" svg:width="9.206cm" svg:height="0.937cm" svg:x="11.112cm" svg:y="15.29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ケ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盲導犬 (もうどうけん) - guide dog for the blind</text:p>
              <text:p text:style-name="P1">愛犬 (あいけん) - pet dog</text:p>
              <text:p text:style-name="P1">飼い犬 (かいいぬ) - pet dog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いぬ　いぬ-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LEFT</text:p>
            </draw:text-box>
            <svg:title>english</svg:title>
          </draw:frame>
          <draw:frame draw:style-name="gr11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サ　シャ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左右 (さう) - left and right</text:p>
              <text:p text:style-name="P1">左翼 (さよく) - left-wing</text:p>
              <text:p text:style-name="P1">左派 (さは) - left wing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ひだり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EXAM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school - printing - proof - correction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コウ　キョ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学校 (がっこう) - school</text:p>
              <text:p text:style-name="P1">高校 (こうこう) - senior high school</text:p>
              <text:p text:style-name="P1">小学校 (しょうがっこう) - primary school</text:p>
            </draw:text-box>
            <svg:title>examples</svg:title>
          </draw:frame>
          <draw:frame draw:style-name="gr12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四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1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子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1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三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1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山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1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糸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1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字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1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車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1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手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1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耳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1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七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2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1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十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2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1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出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1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CHILD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sign of the rat - 11PM-1AM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シ　ス　ツ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子供 (こども) - child</text:p>
              <text:p text:style-name="P1">女子 (おなご) - woman</text:p>
              <text:p text:style-name="P1">男子 (だんし) - youth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こ　-こ　ね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FOUR</text:p>
            </draw:text-box>
            <svg:title>english</svg:title>
          </draw:frame>
          <draw:frame draw:style-name="gr11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四月 (しがつ) - April</text:p>
              <text:p text:style-name="P1">四球 (しきゅう) - four balls</text:p>
              <text:p text:style-name="P1">四つ (よっつ) - four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よ　よ.つ　よっ.つ　よん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MOUNTAIN</text:p>
            </draw:text-box>
            <svg:title>english</svg:title>
          </draw:frame>
          <draw:frame draw:style-name="gr11" draw:text-style-name="P1" draw:layer="layout" svg:width="9.206cm" svg:height="0.937cm" svg:x="1.317cm" svg:y="2.329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サン　セ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山形 (やまがた) - mountain-shaped</text:p>
              <text:p text:style-name="P1">青山 (せいざん) - blue or green mountain</text:p>
              <text:p text:style-name="P1">火山 (かざん) - volcano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やま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THREE</text:p>
            </draw:text-box>
            <svg:title>english</svg:title>
          </draw:frame>
          <draw:frame draw:style-name="gr11" draw:text-style-name="P1" draw:layer="layout" svg:width="9.206cm" svg:height="0.937cm" svg:x="11.111cm" svg:y="2.328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サン　ゾ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三月 (さんがつ) - March</text:p>
              <text:p text:style-name="P1">三人 (さんにん) - three people</text:p>
              <text:p text:style-name="P1">三十日 (さんじゅうにち) - 30 days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み　み.つ　みっ.つ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CHARACTER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letter - word - section of villag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ジ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赤字 (あかじ) - deficit</text:p>
              <text:p text:style-name="P1">数字 (すうじ) - numeral</text:p>
              <text:p text:style-name="P1">黒字 (くろじ) - balance (figure) in the black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あざ　あざな　-な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THREAD</text:p>
            </draw:text-box>
            <svg:title>english</svg:title>
          </draw:frame>
          <draw:frame draw:style-name="gr11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糸口 (いとぐち) - thread end</text:p>
              <text:p text:style-name="P1">毛糸 (けいと) - knitting wool</text:p>
              <text:p text:style-name="P1">撚糸 (ねんし) - twisted thread or yarn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いと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HAND</text:p>
            </draw:text-box>
            <svg:title>english</svg:title>
          </draw:frame>
          <draw:frame draw:style-name="gr11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シュ　ズ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選手 (せんしゅ) - player (in game)</text:p>
              <text:p text:style-name="P1">相手 (あいて) - companion</text:p>
              <text:p text:style-name="P1">大手 (おおて) - front castle gate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て　て-　-て　た-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CAR</text:p>
            </draw:text-box>
            <svg:title>english</svg:title>
          </draw:frame>
          <draw:frame draw:style-name="gr11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シャ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自動車 (じどうしゃ) - automobile</text:p>
              <text:p text:style-name="P1">乗用車 (じょうようしゃ) - passenger vehicle</text:p>
              <text:p text:style-name="P1">下車 (げしゃ) - alighting (from train, bus, etc.)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くるま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EVEN</text:p>
            </draw:text-box>
            <svg:title>english</svg:title>
          </draw:frame>
          <draw:frame draw:style-name="gr11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シチ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七月 (しちがつ) - July</text:p>
              <text:p text:style-name="P1">七つ (ななつ) - seven</text:p>
              <text:p text:style-name="P1">七草 (ななくさ) - the seven spring flowers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なな　なな.つ　なの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EAR</text:p>
            </draw:text-box>
            <svg:title>english</svg:title>
          </draw:frame>
          <draw:frame draw:style-name="gr11" draw:text-style-name="P1" draw:layer="layout" svg:width="9.206cm" svg:height="0.937cm" svg:x="11.112cm" svg:y="15.29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ジ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牛耳る (ぎゅうじる) - to control</text:p>
              <text:p text:style-name="P1">寝耳 (ねみみ) - something heard while sleeping</text:p>
              <text:p text:style-name="P1">耳目 (じもく) - eye and ear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みみ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EXI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leave - go out - come out - put out - protrud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シュツ　スイ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出る (でる) - to go out</text:p>
              <text:p text:style-name="P1">出す (だす) - to take out</text:p>
              <text:p text:style-name="P1">提出 (ていしゅつ) - to present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で.る　-で　だ.す　-だ.す　い.でる　…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TEN</text:p>
            </draw:text-box>
            <svg:title>english</svg:title>
          </draw:frame>
          <draw:frame draw:style-name="gr11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ジュウ　ジッ　ジュッ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十月 (じゅうがつ) - October</text:p>
              <text:p text:style-name="P1">十分 (じっぷん) - 10 minutes</text:p>
              <text:p text:style-name="P1">十一月 (じゅういちがつ) - November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とお　と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上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1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森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1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女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1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小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1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人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2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1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水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1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青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1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石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1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正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1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生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1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赤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1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先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1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FOREST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woods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森林 (しんりん) - forest</text:p>
              <text:p text:style-name="P1">森閑 (しんかん) - silence</text:p>
              <text:p text:style-name="P1">森厳 (しんげん) - solemn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もり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ABOV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up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ジョウ　ショウ　シャ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以上 (いじょう) - not less than</text:p>
              <text:p text:style-name="P1">上がる (あがる) - to rise</text:p>
              <text:p text:style-name="P1">上回る (うわまわる) - to exceed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うえ　-うえ　うわ-　かみ　あ.げる　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LITTL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small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小さな (ちいさな) - small</text:p>
              <text:p text:style-name="P1">小学校 (しょうがっこう) - primary school</text:p>
              <text:p text:style-name="P1">小説 (しょうせつ) - novel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ちい.さい　こ-　お-　さ-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WOMAN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femal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ジョ　ニョ　ニョ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女性 (じょせい) - woman</text:p>
              <text:p text:style-name="P1">女子 (おなご) - woman</text:p>
              <text:p text:style-name="P1">男女 (おとこおんな) - masculine (mannish) woma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おんな　め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WATER</text:p>
            </draw:text-box>
            <svg:title>english</svg:title>
          </draw:frame>
          <draw:frame draw:style-name="gr11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スイ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水準 (すいじゅん) - level</text:p>
              <text:p text:style-name="P1">清水 (きよみず) - spring water</text:p>
              <text:p text:style-name="P1">水道 (すいどう) - water servic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みず　みず-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PERSON</text:p>
            </draw:text-box>
            <svg:title>english</svg:title>
          </draw:frame>
          <draw:frame draw:style-name="gr11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ジン　ニ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二人 (ににん) - two persons</text:p>
              <text:p text:style-name="P1">日本人 (にっぽんじん) - Japanese person</text:p>
              <text:p text:style-name="P1">人間 (じんかん) - the world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ひと　-り　-と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TONE</text:p>
            </draw:text-box>
            <svg:title>english</svg:title>
          </draw:frame>
          <draw:frame draw:style-name="gr11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セキ　シャク　コク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石油 (せきゆ) - oil</text:p>
              <text:p text:style-name="P1">化石 (かせき) - fossil</text:p>
              <text:p text:style-name="P1">石炭 (せきたん) - coal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いし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BLU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green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セイ　ショ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青年 (せいねん) - youth</text:p>
              <text:p text:style-name="P1">青山 (せいざん) - blue or green mountain</text:p>
              <text:p text:style-name="P1">青木 (あおき) - Japanese laurel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あお　あお-　あお.い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LIF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genuine - birth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セイ　ショ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生活 (せいかつ) - living</text:p>
              <text:p text:style-name="P1">生産 (せいさん) - production</text:p>
              <text:p text:style-name="P1">生きる (いきる) - to live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い.きる　い.かす　い.ける　う.まれる　…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CORRECT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justice - righteous - 10**40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セイ　ショ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改正 (かいせい) - revision</text:p>
              <text:p text:style-name="P1">修正 (しゅうせい) - amendment</text:p>
              <text:p text:style-name="P1">正式 (せいしき) - due form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ただ.しい　ただ.す　まさ　まさ.に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BEFOR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ahead - previous - future - precedenc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先月 (せんげつ) - last month</text:p>
              <text:p text:style-name="P1">先生 (せんせい) - teacher</text:p>
              <text:p text:style-name="P1">優先 (ゆうせん) - preference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さき　ま.ず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RED</text:p>
            </draw:text-box>
            <svg:title>english</svg:title>
          </draw:frame>
          <draw:frame draw:style-name="gr11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セキ　シャク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赤字 (あかじ) - deficit</text:p>
              <text:p text:style-name="P1">赤い (あかい) - red</text:p>
              <text:p text:style-name="P1">真っ赤 (まっか) - bright red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あか　あか-　あか.い　あか.らむ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早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1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草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1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千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1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川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1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足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1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村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1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竹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1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中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1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大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1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男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1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虫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1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町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1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GRASS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weeds - herbs - pasture - write - draft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ソ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草案 (そうあん) - draft</text:p>
              <text:p text:style-name="P1">草の根 (くさのね) - grassroots</text:p>
              <text:p text:style-name="P1">起草 (きそう) - drafting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くさ　くさ-　-ぐさ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EARLY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fast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ソウ　サッ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早い (はやい) - fast</text:p>
              <text:p text:style-name="P1">早期 (そうき) - early stage</text:p>
              <text:p text:style-name="P1">早急 (さっきゅう) - urgent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はや.い　はや　はや-　はや.まる　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STREAM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river - river or 3-stroke river radical (no. 47)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川崎 (かわさき) - Kawasaki (city)</text:p>
              <text:p text:style-name="P1">小川 (おがわ) - streamlet</text:p>
              <text:p text:style-name="P1">谷川 (たにがわ) - mountain stream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かわ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THOUSAND</text:p>
            </draw:text-box>
            <svg:title>english</svg:title>
          </draw:frame>
          <draw:frame draw:style-name="gr11" draw:text-style-name="P1" draw:layer="layout" svg:width="9.206cm" svg:height="0.937cm" svg:x="11.111cm" svg:y="2.328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千葉 (ちば) - Chiba (city)</text:p>
              <text:p text:style-name="P1">千代 (せんだい) - thousand years</text:p>
              <text:p text:style-name="P1">千里 (せんり) - 1000 ri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ち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VILLAG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town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ソ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農村 (のうそん) - agricultural community</text:p>
              <text:p text:style-name="P1">町村 (ちょうそん) - towns and villages</text:p>
              <text:p text:style-name="P1">山村 (さんそん) - mountain villag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むら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LEG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foot - be sufficient - …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ソク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不足 (ふそく) - insufficiency</text:p>
              <text:p text:style-name="P1">発足 (はっそく) - starting</text:p>
              <text:p text:style-name="P1">満足 (まんぞく) - satisfaction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あし　た.りる　た.る　た.す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IN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inside - middle - mean - center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チュ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中国 (ちゅうごく) - China</text:p>
              <text:p text:style-name="P1">中心 (ちゅうしん) - center</text:p>
              <text:p text:style-name="P1">中央 (ちゅうおう) - center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なか　うち　あた.る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BAMBOO</text:p>
            </draw:text-box>
            <svg:title>english</svg:title>
          </draw:frame>
          <draw:frame draw:style-name="gr11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チク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小竹 (ささ) - bamboo grass</text:p>
              <text:p text:style-name="P1">爆竹 (ばくちく) - firecracker</text:p>
              <text:p text:style-name="P1">竹林 (たけばやし) - bamboo thicket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たけ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MALE</text:p>
            </draw:text-box>
            <svg:title>english</svg:title>
          </draw:frame>
          <draw:frame draw:style-name="gr11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ダン　ナ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男性 (だんせい) - man</text:p>
              <text:p text:style-name="P1">男子 (だんし) - youth</text:p>
              <text:p text:style-name="P1">長男 (ちょうなん) - eldest son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おとこ　お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LARG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big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ダイ　タ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大統領 (だいとうりょう) - president</text:p>
              <text:p text:style-name="P1">大会 (たいかい) - convention</text:p>
              <text:p text:style-name="P1">大きい (おおきい) - big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おお-　おお.きい　-おお.いに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TOWN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village - block - street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チョ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同町 (どうちょう) - the same town</text:p>
              <text:p text:style-name="P1">町長 (ちょうちょう) - town headman</text:p>
              <text:p text:style-name="P1">町内 (ちょうない) - neighborhood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まち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INSECT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bug - temper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チュウ　キ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昆虫 (こんちゅう) - insect</text:p>
              <text:p text:style-name="P1">殺虫剤 (さっちゅうざい) - insecticide</text:p>
              <text:p text:style-name="P1">虫歯 (むしば) - cavity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むし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土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1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二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2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1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天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1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田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1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日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1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入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2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1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八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1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百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1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年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1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白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1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文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1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本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1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TWO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two radical (no.2)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ニ　ジ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二人 (ににん) - two persons</text:p>
              <text:p text:style-name="P1">二月 (にがつ) - February</text:p>
              <text:p text:style-name="P1">十二月 (じゅうにがつ) - December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ふた　ふた.つ　ふたた.び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OIL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earth - ground - Turkey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ド　ト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土地 (とち) - plot of land</text:p>
              <text:p text:style-name="P1">領土 (りょうど) - dominion</text:p>
              <text:p text:style-name="P1">土曜 (どよう) - Saturday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つち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RICE FIELD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rice paddy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デ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上田 (じょうでん) - high rice field</text:p>
              <text:p text:style-name="P1">本田 (ほんでん) - rice paddy</text:p>
              <text:p text:style-name="P1">水田 (すいでん) - paddy field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た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HEAVENS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sky - imperial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テ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天皇 (すめらぎ) - Emperor of Japan</text:p>
              <text:p text:style-name="P1">天気 (てんき) - weather</text:p>
              <text:p text:style-name="P1">天井 (てんじょう) - ceiling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あまつ　あめ　あま-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ENTER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insert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ニュウ　ジュ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入る (いる) - to get in</text:p>
              <text:p text:style-name="P1">入れる (いれる) - to put in</text:p>
              <text:p text:style-name="P1">輸入 (しゅにゅう) - importation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い.る　-い.る　-い.り　い.れる　-い.れ　…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DAY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sun - Japan - counter for days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ニチ　ジツ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日本 (にっぽん) - Japan</text:p>
              <text:p text:style-name="P1">日本人 (にっぽんじん) - Japanese person</text:p>
              <text:p text:style-name="P1">日米 (にちべい) - Japan-America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ひ　-び　-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HUNDRED</text:p>
            </draw:text-box>
            <svg:title>english</svg:title>
          </draw:frame>
          <draw:frame draw:style-name="gr11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ヒャク　ビャク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百貨店 (ひゃっかてん) - store</text:p>
              <text:p text:style-name="P1">百合 (ゆり) - lily</text:p>
              <text:p text:style-name="P1">百姓 (おおみたから) - imperial subjects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もも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EIGHT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eight radical (no. 12)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ハチ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八月 (はちがつ) - August</text:p>
              <text:p text:style-name="P1">八幡 (はちまん) - Hachiman (God of War)</text:p>
              <text:p text:style-name="P1">十八番 (おはこ) - one's favorite stunt (favorite)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や　や.つ　やっ.つ　よう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WHITE</text:p>
            </draw:text-box>
            <svg:title>english</svg:title>
          </draw:frame>
          <draw:frame draw:style-name="gr11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ハク　ビャク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面白い (おもしろい) - interesting</text:p>
              <text:p text:style-name="P1">白い (しろい) - white</text:p>
              <text:p text:style-name="P1">白人 (はくじん) - white person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しろ　しら-　しろ.い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YEAR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counter for years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ネ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昨年 (さくねん) - last year</text:p>
              <text:p text:style-name="P1">今年 (ことし) - this year</text:p>
              <text:p text:style-name="P1">年間 (ねんかん) - year (period of)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とし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BOOK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present - main - origin - true - real - …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ホ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日本 (にっぽん) - Japan</text:p>
              <text:p text:style-name="P1">本部 (ほんぶ) - headquarters</text:p>
              <text:p text:style-name="P1">日本人 (にっぽんじん) - Japanese person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もと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SENTENC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literature - style - art - decoration - figures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ブン　モ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文化 (ぶんか) - culture</text:p>
              <text:p text:style-name="P1">文書 (ぶんしょ) - document</text:p>
              <text:p text:style-name="P1">文学 (ぶんがく) - literatur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ふみ　あや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目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1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夕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1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名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1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木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1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立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1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力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2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1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3.54cm" svg:y="18.688cm">
            <draw:text-box>
              <text:p/>
            </draw:text-box>
            <svg:title>literal</svg:title>
          </draw:frame>
          <draw:frame draw:style-name="gr14" draw:layer="layout" svg:width="1.189cm" svg:height="0.937cm" svg:x="8.865cm" svg:y="21.218cm">
            <draw:text-box>
              <text:p/>
            </draw:text-box>
            <svg:title>stroke_count</svg:title>
          </draw:frame>
          <draw:frame draw:style-name="gr15" draw:layer="layout" svg:width="1.282cm" svg:height="0.937cm" svg:x="1.38cm" svg:y="21.218cm">
            <draw:text-box>
              <text:p/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18.688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21.218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21.218cm">
            <draw:text-box>
              <text:p/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林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1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六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1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3.54cm" svg:y="23.026cm">
            <draw:text-box>
              <text:p/>
            </draw:text-box>
            <svg:title>literal</svg:title>
          </draw:frame>
          <draw:frame draw:style-name="gr14" draw:layer="layout" svg:width="1.189cm" svg:height="0.937cm" svg:x="8.865cm" svg:y="25.556cm">
            <draw:text-box>
              <text:p/>
            </draw:text-box>
            <svg:title>stroke_count</svg:title>
          </draw:frame>
          <draw:frame draw:style-name="gr15" draw:layer="layout" svg:width="1.282cm" svg:height="0.937cm" svg:x="1.38cm" svg:y="25.556cm">
            <draw:text-box>
              <text:p/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23.026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25.556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25.556cm">
            <draw:text-box>
              <text:p/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EVENING</text:p>
            </draw:text-box>
            <svg:title>english</svg:title>
          </draw:frame>
          <draw:frame draw:style-name="gr11" draw:text-style-name="P1" draw:layer="layout" svg:width="9.206cm" svg:height="0.937cm" svg:x="1.318cm" svg:y="6.653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セキ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夕食 (ゆうしょく) - evening meal</text:p>
              <text:p text:style-name="P1">夕方 (ゆうがた) - evening</text:p>
              <text:p text:style-name="P1">夕刊 (ゆうかん) - evening paper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ゆう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EY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class - look - insight - experience - care - favor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モク　ボク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目指す (めざす) - to aim at</text:p>
              <text:p text:style-name="P1">注目 (ちゅうもく) - notice</text:p>
              <text:p text:style-name="P1">目標 (めじるし) - mark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め　-め　ま-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TRE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wood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ボク　モク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栃木 (とちのき) - Japanese horse chestnut</text:p>
              <text:p text:style-name="P1">青木 (あおき) - Japanese laurel</text:p>
              <text:p text:style-name="P1">高木 (こうぼく) - tall tree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き　こ-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NAM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noted - distinguished - reputation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メイ　ミョ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名前 (なまえ) - name</text:p>
              <text:p text:style-name="P1">名古屋 (なごや) - Nagoya (city)</text:p>
              <text:p text:style-name="P1">名誉 (めいよ) - honor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な　-な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POWER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strength - strong - strain - bear up - exert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リョク　リキ　リイ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協力 (きょうりょく) - cooperation</text:p>
              <text:p text:style-name="P1">努力 (どりょく) - great effort</text:p>
              <text:p text:style-name="P1">勢力 (せいりょく) - influenc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ちから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STAND UP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rise - set up - erect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リツ　リュウ　リットル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立場 (たちば) - standpoint</text:p>
              <text:p text:style-name="P1">立つ (たつ) - to stand</text:p>
              <text:p text:style-name="P1">連立 (れんりつ) - allianc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た.つ　-た.つ　た.ち-　た.てる　…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19cm" svg:y="18.751cm">
            <draw:text-box>
              <text:p/>
            </draw:text-box>
            <svg:title>english</svg:title>
          </draw:frame>
          <draw:frame draw:style-name="gr11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19cm" svg:y="20.045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19cm" svg:y="21.321cm">
            <draw:text-box>
              <text:p/>
            </draw:text-box>
            <svg:title>examples</svg:title>
          </draw:frame>
          <draw:frame draw:style-name="gr12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1.113cm" svg:y="18.75cm">
            <draw:text-box>
              <text:p/>
            </draw:text-box>
            <svg:title>english</svg:title>
          </draw:frame>
          <draw:frame draw:style-name="gr11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1.113cm" svg:y="20.044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3cm" svg:y="21.32cm">
            <draw:text-box>
              <text:p/>
            </draw:text-box>
            <svg:title>examples</svg:title>
          </draw:frame>
          <draw:frame draw:style-name="gr12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IX</text:p>
            </draw:text-box>
            <svg:title>english</svg:title>
          </draw:frame>
          <draw:frame draw:style-name="gr11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ロク　リク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六月 (ろくがつ) - June</text:p>
              <text:p text:style-name="P1">六日 (むいか) - sixth day of the month</text:p>
              <text:p text:style-name="P1">十六 (じゅうろく) - 16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む　む.つ　むっ.つ　むい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GROV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forest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リ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森林 (しんりん) - forest</text:p>
              <text:p text:style-name="P1">農林 (のうりん) - agriculture and forestry</text:p>
              <text:p text:style-name="P1">植林 (しょくりん) - afforestation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はやし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2cm" svg:y="23.075cm">
            <draw:text-box>
              <text:p/>
            </draw:text-box>
            <svg:title>english</svg:title>
          </draw:frame>
          <draw:frame draw:style-name="gr11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2cm" svg:y="24.369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2cm" svg:y="25.645cm">
            <draw:text-box>
              <text:p/>
            </draw:text-box>
            <svg:title>examples</svg:title>
          </draw:frame>
          <draw:frame draw:style-name="gr12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1.114cm" svg:y="23.074cm">
            <draw:text-box>
              <text:p/>
            </draw:text-box>
            <svg:title>english</svg:title>
          </draw:frame>
          <draw:frame draw:style-name="gr11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1.114cm" svg:y="24.368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4cm" svg:y="25.644cm">
            <draw:text-box>
              <text:p/>
            </draw:text-box>
            <svg:title>examples</svg:title>
          </draw:frame>
          <draw:frame draw:style-name="gr12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License" draw:style-name="dp1" draw:master-page-name="Default">
        <draw:frame draw:style-name="gr19" draw:text-style-name="P1" draw:layer="layout" svg:width="6.048cm" svg:height="2.116cm" svg:x="7.771cm" svg:y="7.341cm">
          <draw:image xlink:href="Pictures/2000005B00001089000005CAD9B0186C.svm" xlink:type="simple" xlink:show="embed" xlink:actuate="onLoad">
            <text:p/>
          </draw:image>
        </draw:frame>
        <draw:frame draw:style-name="gr20" draw:text-style-name="P2" draw:layer="layout" svg:width="19.59cm" svg:height="11.728cm" svg:x="1cm" svg:y="10.042cm">
          <draw:text-box>
            <text:p text:style-name="P1"><text:span text:style-name="T1">This work by Douglas P Perkins is available under a Creative Commons Share Alike-Attribution 3.0 License.</text:span> </text:p>
            <text:p text:style-name="P1"><text:span text:style-name="T1">For attribution, link to the following 2 pages and mention my name, Douglas P Perkins.</text:span> </text:p>
            <text:p text:style-name="P1"><text:span text:style-name="T1">This work depends on the files listed below, as well.</text:span> </text:p>
            <text:p text:style-name="P1"><text:span text:style-name="T1"><text:a xlink:href="https://dperkins.org/kanji/">https://dperkins.org/kanji/</text:a></text:span><text:span text:style-name="T1"> </text:span></text:p>
            <text:p text:style-name="P1"><text:span text:style-name="T1"><text:a xlink:href="https://identi.ca/dper/">https://identi.ca/dper/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2"/></text:p>
            <text:p text:style-name="P1"><text:span text:style-name="T3">kanjidic2.xml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2/">http://www.csse.monash.edu.au/~jwb/kanjidic2/</text:a></text:span><text:span text:style-name="T1"> </text:span></text:p>
            <text:p text:style-name="P1"><text:span text:style-name="T1"><text:a xlink:href="http://www.csse.monash.edu.au/~jwb/kanjidic2/kanjidic2.xml.gz">http://www.csse.monash.edu.au/~jwb/kanjidic2/kanjidic2.xml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edict.txt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.html">http://www.csse.monash.edu.au/~jwb/kanjidic.html</text:a></text:span><text:span text:style-name="T1"> </text:span></text:p>
            <text:p text:style-name="P1"><text:span text:style-name="T1"><text:a xlink:href="http://ftp.monash.edu.au/pub/nihongo/kanjidic.gz">http://ftp.monash.edu.au/pub/nihongo/kanjidic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wordfreq_ck</text:span> </text:p>
            <text:p text:style-name="P1"><text:span text:style-name="T1">Retrieved 2011-02-21.</text:span> </text:p>
            <text:p text:style-name="P1"><text:span text:style-name="T1">File is in the public domain.</text:span> </text:p>
            <text:p text:style-name="P1"><text:span text:style-name="T1"><text:a xlink:href="http://www.bcit-broadcast.com/monash/">http://www.bcit-broadcast.com/monash/</text:a></text:span><text:span text:style-name="T1"> </text:span></text:p>
            <text:p text:style-name="P1"><text:span text:style-name="T1"><text:a xlink:href="http://www.bcit-broadcast.com/monash/wordfreq_ck.gz">http://www.bcit-broadcast.com/monash/wordfreq_ck.gz</text:a></text:span><text:span text:style-name="T1"> </text:span></text:p>
            <text:p text:style-name="P1"><text:span text:style-name="T1"><text:a xlink:href="http://www.bcit-broadcast.com/monash/wordfreq.README">http://www.bcit-broadcast.com/monash/wordfreq.README</text:a>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teral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0000ff" fo:font-family="東風明朝" style:font-style-name="Regular" style:font-pitch="variable" fo:font-size="70pt" style:font-family-asian="東風明朝" style:font-size-asian="70pt"/>
    </style:style>
    <style:style style:name="Grad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 draw:shadow-offset-x="0.305cm" draw:shadow-offset-y="0.305cm"/>
      <style:paragraph-properties fo:text-align="center">
        <style:tab-stops/>
      </style:paragraph-properties>
      <style:text-properties fo:color="#808080" fo:font-family="東風ゴシック" style:font-style-name="Regular" style:font-family-generic="swiss" style:font-pitch="variable" fo:font-size="14pt" style:font-size-asian="14pt"/>
    </style:style>
    <style:style style:name="Stroke_20_count" style:display-name="Stroke count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ff00ff" fo:font-size="14pt" style:font-size-asian="14pt"/>
    </style:style>
    <style:style style:name="Front_20_background" style:display-name="Front background" style:family="graphic" style:parent-style-name="standard">
      <style:graphic-properties draw:stroke="none" draw:stroke-dash="Dash_20_2" draw:fill="none" draw:fill-color="#ccffff" draw:fill-gradient-name="Gradient_20_7" draw:fill-hatch-name="Hatch_20_1" draw:fill-image-name="Bitmape_20_1" draw:fill-image-width="0cm" draw:fill-image-height="0cm"/>
    </style:style>
    <style:style style:name="English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23ff23" fo:font-size="22pt"/>
    </style:style>
    <style:style style:name="O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6633" fo:font-size="10pt" style:font-size-asian="10pt"/>
    </style:style>
    <style:style style:name="Ku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0000" fo:font-size="10pt" style:font-size-asian="10pt"/>
    </style:style>
    <style:style style:name="Examp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000000" fo:font-size="10pt" style:font-family-asian="東風明朝" style:font-size-asian="10pt"/>
    </style:style>
    <style:style style:name="Meaning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9999ff" fo:font-size="10pt"/>
    </style:style>
    <style:style style:name="Back_20_background" style:display-name="Back background" style:family="graphic" style:parent-style-name="standard">
      <style:graphic-properties draw:stroke-dash="Dash_20_2" svg:stroke-width="0.025cm" svg:stroke-color="#c0c0c0" draw:marker-start-width="0.152cm" draw:marker-end-width="0.152cm" draw:fill="none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3T21:55:44</meta:creation-date>
    <dc:date>2011-02-23T22:21:21</dc:date>
    <meta:editing-duration>PT25M38S</meta:editing-duration>
    <meta:editing-cycles>4</meta:editing-cycles>
    <meta:generator>LibreOffice/3.3$Unix LibreOffice_project/330m19$Build-202</meta:generator>
    <meta:document-statistic meta:object-count="1010"/>
  </office:meta>
</office:document-meta>
</file>